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BA Finals &amp; MV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stern Champion</text:p>
          </table:table-cell>
          <table:table-cell office:value-type="string" calcext:value-type="string">
            <text:p>Eastern Champ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BA Champion</text:p>
          </table:table-cell>
          <table:table-cell office:value-type="string" calcext:value-type="string">
            <text:p>NBA Vice-Champion</text:p>
          </table:table-cell>
          <table:table-cell office:value-type="string" calcext:value-type="string">
            <text:p>MVP Name</text:p>
          </table:table-cell>
          <table:table-cell office:value-type="string" calcext:value-type="string">
            <text:p>MVP Height (m)</text:p>
          </table:table-cell>
          <table:table-cell office:value-type="string" calcext:value-type="string">
            <text:p>MVP Position</text:p>
          </table:table-cell>
          <table:table-cell office:value-type="string" calcext:value-type="string">
            <text:p>MVP Team</text:p>
          </table:table-cell>
          <table:table-cell office:value-type="string" calcext:value-type="string">
            <text:p>MVP status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Chicago Stags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Chicago Stags</text:p>
          </table:table-cell>
          <table:table-cell table:number-columns-repeated="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Baltimore Bullets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Baltimore Bullets</text:p>
          </table:table-cell>
          <table:table-cell office:value-type="string" calcext:value-type="string">
            <text:p>Philadelphia Warriors</text:p>
          </table:table-cell>
          <table:table-cell table:number-columns-repeated="5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Washington Capitols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Washington Capitols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Syracuse National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Syracuse Nationals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Rochester Royal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Rochester Royals</text:p>
          </table:table-cell>
          <table:table-cell office:value-type="string" calcext:value-type="string">
            <text:p>New York Knicks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New York Knicks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New York Knicks</text:p>
          </table:table-cell>
          <table:table-cell table:number-columns-repeated="5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Syracuse National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Syracuse Nationals</text:p>
          </table:table-cell>
          <table:table-cell table:number-columns-repeated="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Fort Wayne Pistons</text:p>
          </table:table-cell>
          <table:table-cell office:value-type="string" calcext:value-type="string">
            <text:p>Syracuse National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Syracuse Nationals</text:p>
          </table:table-cell>
          <table:table-cell office:value-type="string" calcext:value-type="string">
            <text:p>Fort Wayne Pistons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Fort Wayne Pistons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Fort Wayne Pistons</text:p>
          </table:table-cell>
          <table:table-cell office:value-type="string" calcext:value-type="string">
            <text:p>B. Pettit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Saint Louis Haw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. Cousy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B. Russel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0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Minneapolis Lakers</text:p>
          </table:table-cell>
          <table:table-cell office:value-type="string" calcext:value-type="string">
            <text:p>B. Pettit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Saint Louis Haw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W. Chamberlain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Warrio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St. Louis Hawks</text:p>
          </table:table-cell>
          <table:table-cell office:value-type="string" calcext:value-type="string">
            <text:p>B. Russel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. Russel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. Russel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an Francisco Warrio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San Francisco Warriors</text:p>
          </table:table-cell>
          <table:table-cell office:value-type="string" calcext:value-type="string">
            <text:p>O. Robertson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incinnati Royal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. Russel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W. Chamberlain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an Francisco Warrio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San Francisco Warriors</text:p>
          </table:table-cell>
          <table:table-cell office:value-type="string" calcext:value-type="string">
            <text:p>W. Chamberlain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W. Chamberlain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W. Unseld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altimore Bull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W. Reed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Baltimore Bullets</text:p>
          </table:table-cell>
          <table:table-cell office:value-type="string" calcext:value-type="string">
            <text:p>4–0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Baltimore Bullet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D. Cowens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4–0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B. McAdoo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uffalo Brave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B. Walto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Washington Bullets</text:p>
          </table:table-cell>
          <table:table-cell office:value-type="string" calcext:value-type="string">
            <text:p>M. Malone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K. AJabbar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J. Erving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M. Malone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0–4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M. Malone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L. Bird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. Bird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L. Bird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M. Johns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M. Jordan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0–4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M. Johns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M. Johnson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M. Jordan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Portland Trail Blazers</text:p>
          </table:table-cell>
          <table:table-cell office:value-type="string" calcext:value-type="string">
            <text:p>M. Jordan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C. Barkley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H. Olajuwon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4–0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D. Robinson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Seattle SuperSonics</text:p>
          </table:table-cell>
          <table:table-cell office:value-type="string" calcext:value-type="string">
            <text:p>M. Jordan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K. Malone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M. Jordan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ew York Knicks</text:p>
          </table:table-cell>
          <table:table-cell office:value-type="string" calcext:value-type="string">
            <text:p>K. Malone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Utah Jazz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Indiana Pacers</text:p>
          </table:table-cell>
          <table:table-cell office:value-type="string" calcext:value-type="string">
            <text:p>S. O'Neal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A. Iverson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Jersey Nets</text:p>
          </table:table-cell>
          <table:table-cell office:value-type="string" calcext:value-type="string">
            <text:p>4–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New Jersey Nets</text:p>
          </table:table-cell>
          <table:table-cell office:value-type="string" calcext:value-type="string">
            <text:p>T. Dunca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ew Jersey Net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New Jersey Nets</text:p>
          </table:table-cell>
          <table:table-cell office:value-type="string" calcext:value-type="string">
            <text:p>T. Duncan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K. Garnett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innesota Timberwolve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Detroit Pistons</text:p>
          </table:table-cell>
          <table:table-cell office:value-type="string" calcext:value-type="string">
            <text:p>S. Nash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S. Nash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4–0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D. Nowitzki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K. Bryant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Orlando Magic</text:p>
          </table:table-cell>
          <table:table-cell office:value-type="string" calcext:value-type="string">
            <text:p>L. James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4–3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L. James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Dallas Maverick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D. Rose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Chicago Bull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1–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L. James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3–4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L. James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4–1</text:p>
          </table:table-cell>
          <table:table-cell office:value-type="string" calcext:value-type="string">
            <text:p>San Antonio Spur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K. Durant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4–2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S. Curry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hampion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S. Curry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Vice-Champion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R. Westbrook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Oklahoma City Thunder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Cleveland Cavaliers</text:p>
          </table:table-cell>
          <table:table-cell office:value-type="string" calcext:value-type="string">
            <text:p>J. Harden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Houston Rock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Toronto Raptors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G.Antetokounmpo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Los Angeles Laker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G.Antetokounmpo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2–4</text:p>
          </table:table-cell>
          <table:table-cell office:value-type="string" calcext:value-type="string">
            <text:p>Milwaukee Bucks</text:p>
          </table:table-cell>
          <table:table-cell office:value-type="string" calcext:value-type="string">
            <text:p>Phoenix Suns</text:p>
          </table:table-cell>
          <table:table-cell office:value-type="string" calcext:value-type="string">
            <text:p>Nikola Jokic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Golden State Warriors</text:p>
          </table:table-cell>
          <table:table-cell office:value-type="string" calcext:value-type="string">
            <text:p>Boston Celtics</text:p>
          </table:table-cell>
          <table:table-cell office:value-type="string" calcext:value-type="string">
            <text:p>Nikola Jokic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Miami Heat</text:p>
          </table:table-cell>
          <table:table-cell office:value-type="string" calcext:value-type="string">
            <text:p>Joel Embiid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Philadelphia 76ers</text:p>
          </table:table-cell>
          <table:table-cell office:value-type="string" calcext:value-type="string">
            <text:p>Not reached Fin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kola Jokic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Denver Nuggets</text:p>
          </table:table-cell>
          <table:table-cell office:value-type="string" calcext:value-type="string">
            <text:p>Not reached F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7T10:35:01.584000000</dc:date>
    <meta:editing-duration>P5DT20H44M54S</meta:editing-duration>
    <meta:editing-cycles>7</meta:editing-cycles>
    <meta:generator>LibreOffice/7.4.2.3$Windows_X86_64 LibreOffice_project/382eef1f22670f7f4118c8c2dd222ec7ad009daf</meta:generator>
    <meta:document-statistic meta:table-count="1" meta:cell-count="818" meta:object-count="0"/>
  </office:meta>
</office:document-meta>
</file>